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17d8" officeooo:paragraph-rsid="000a17d8"/>
    </style:style>
    <style:style style:name="P2" style:family="paragraph" style:parent-style-name="Standard">
      <style:text-properties officeooo:rsid="000c17a7" officeooo:paragraph-rsid="000c17a7"/>
    </style:style>
    <style:style style:name="P3" style:family="paragraph" style:parent-style-name="Standard">
      <style:text-properties officeooo:rsid="000d39d5" officeooo:paragraph-rsid="000d39d5"/>
    </style:style>
    <style:style style:name="P4" style:family="paragraph" style:parent-style-name="Standard" style:list-style-name="L1">
      <style:text-properties officeooo:rsid="000a17d8" officeooo:paragraph-rsid="000a17d8"/>
    </style:style>
    <style:style style:name="P5" style:family="paragraph" style:parent-style-name="Standard" style:list-style-name="L1">
      <style:text-properties officeooo:rsid="000c17a7" officeooo:paragraph-rsid="000c17a7"/>
    </style:style>
    <style:style style:name="P6" style:family="paragraph" style:parent-style-name="Standard">
      <style:text-properties officeooo:rsid="000c17a7" officeooo:paragraph-rsid="000c17a7"/>
    </style:style>
    <style:style style:name="P7" style:family="paragraph" style:parent-style-name="Standard">
      <style:text-properties officeooo:rsid="000efc77" officeooo:paragraph-rsid="000efc77"/>
    </style:style>
    <style:style style:name="P8" style:family="paragraph" style:parent-style-name="Standard">
      <style:text-properties officeooo:rsid="00108259" officeooo:paragraph-rsid="00108259"/>
    </style:style>
    <style:style style:name="P9" style:family="paragraph" style:parent-style-name="Standard">
      <style:text-properties fo:color="#00cc00" officeooo:rsid="000d39d5" officeooo:paragraph-rsid="000d39d5"/>
    </style:style>
    <style:style style:name="P10" style:family="paragraph" style:parent-style-name="Standard">
      <style:text-properties fo:color="#00cc00" officeooo:rsid="000efc77" officeooo:paragraph-rsid="000efc77"/>
    </style:style>
    <style:style style:name="P11" style:family="paragraph" style:parent-style-name="Standard">
      <style:text-properties fo:color="#00cc00" officeooo:rsid="00108259" officeooo:paragraph-rsid="00108259"/>
    </style:style>
    <style:style style:name="P12" style:family="paragraph" style:parent-style-name="Standard">
      <style:text-properties fo:color="#00cc00" officeooo:rsid="001266ce" officeooo:paragraph-rsid="001266ce"/>
    </style:style>
    <style:style style:name="T1" style:family="text">
      <style:text-properties fo:color="#cc0000"/>
    </style:style>
    <style:style style:name="T2" style:family="text">
      <style:text-properties officeooo:rsid="000c17a7"/>
    </style:style>
    <style:style style:name="T3" style:family="text">
      <style:text-properties officeooo:rsid="000d39d5"/>
    </style:style>
    <style:style style:name="T4" style:family="text">
      <style:text-properties officeooo:rsid="000efc77"/>
    </style:style>
    <style:style style:name="T5" style:family="text">
      <style:text-properties officeooo:rsid="00108259"/>
    </style:style>
    <style:style style:name="T6" style:family="text">
      <style:text-properties officeooo:rsid="001266c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-Case: PlaylistErstllenLibrary</text:p>
      <text:p text:style-name="P1"/>
      <text:p text:style-name="P1"/>
      <text:list xml:id="list5828136352328816621" text:style-name="L1">
        <text:list-item>
          <text:p text:style-name="P4">Das Use-Case startet sobald der User unter dem „View“ Reiter die Funktion „Library“ auswählt.</text:p>
        </text:list-item>
        <text:list-item>
          <text:p text:style-name="P4">Das System zeigt die „Home“-Verzeichnis des Computers an.</text:p>
        </text:list-item>
        <text:list-item>
          <text:p text:style-name="P4">Der User clickt auf einen Ordner.</text:p>
        </text:list-item>
        <text:list-item>
          <text:p text:style-name="P5">Das System validiert, das<text:span text:style-name="T4">s</text:span> der gewählte Ordner kein Unterordner beinhaltet.</text:p>
        </text:list-item>
        <text:list-item>
          <text:p text:style-name="P4">Das System gibt den Inhalt des gewählten Ordners in einem neuen <text:span text:style-name="T1">Modul</text:span> aus.</text:p>
        </text:list-item>
        <text:list-item>
          <text:p text:style-name="P4">Der User clickt zwei mal <text:span text:style-name="T2">schnell hintereinander</text:span> auf <text:span text:style-name="T2">eine</text:span> Datei.</text:p>
        </text:list-item>
        <text:list-item>
          <text:p text:style-name="P4">Das System validiert dass es sich um eine unterstütztes Dateiformat handelt <text:span text:style-name="T2">und die Datei sich noch nicht in der Playlist befindet</text:span>.</text:p>
        </text:list-item>
        <text:list-item>
          <text:p text:style-name="P4">Das System fügt <text:span text:style-name="T2">die Datei</text:span> <text:span text:style-name="T2">zur aktiven Playlist hinzu.</text:span></text:p>
        </text:list-item>
        <text:list-item>
          <text:p text:style-name="P5">Der User wählt unter Rechtsclickt die Option „Save as“.</text:p>
        </text:list-item>
        <text:list-item>
          <text:p text:style-name="P5">Das System fragt den User nach einen Namen für die Playlist.</text:p>
        </text:list-item>
        <text:list-item>
          <text:p text:style-name="P5">Der User Gibt einen Namen ein und clickt auf „ok“.</text:p>
        </text:list-item>
        <text:list-item>
          <text:p text:style-name="P5">Das System speichert die Playlist unter dem vom User eingegebenen Namen in der Playlist Bibliothek.</text:p>
        </text:list-item>
        <text:list-item>
          <text:p text:style-name="P5">Das Use-Case endet erfolgreich.</text:p>
        </text:list-item>
      </text:list>
      <text:p text:style-name="P2"/>
      <text:p text:style-name="P7">Erweiterungen:</text:p>
      <text:p text:style-name="P1"/>
      <text:p text:style-name="P1"/>
      <text:p text:style-name="P2">(1-12)a. Der schließt das Program.</text:p>
      <text:p text:style-name="P2">(1-12)a.1. Das Use-Case endet erfolglos.</text:p>
      <text:p text:style-name="P2"/>
      <text:p text:style-name="P2">4<text:span text:style-name="T3">b</text:span>. Das System validiert, dass der gewählte Ordner Unterordner beinhaltet.</text:p>
      <text:p text:style-name="P2">4<text:span text:style-name="T3">b</text:span>.1. Das System klappt die Unterordner unter dem Ordner auf.</text:p>
      <text:p text:style-name="P2">4<text:span text:style-name="T3">b</text:span>.2. Weiter mit Punkt 5.</text:p>
      <text:p text:style-name="P2"/>
      <text:p text:style-name="P2">6<text:span text:style-name="T3">b</text:span>. Der gewählte Odner beinhaltet keine Dateien <text:span text:style-name="T4">(oder nicht die gewünschte Datei)</text:span>.</text:p>
      <text:p text:style-name="P2">6<text:span text:style-name="T3">b</text:span>.1. Weiter mit Punkt 3.</text:p>
      <text:p text:style-name="P2"/>
      <text:p text:style-name="P2">7<text:span text:style-name="T3">b</text:span>. Das System validiert, dass das Dateiformat nicht unterstützt wird.</text:p>
      <text:p text:style-name="P2">7<text:span text:style-name="T3">b</text:span>.1. Weiter mit Schritt 6. </text:p>
      <text:p text:style-name="P2"/>
      <text:p text:style-name="P3"/>
      <text:p text:style-name="P9">9<text:span text:style-name="T4">b</text:span>. Der User <text:span text:style-name="T2">wählt unter Rechtsclickt die Option „Save“.</text:span></text:p>
      <text:p text:style-name="P9">9<text:span text:style-name="T4">b</text:span>.1. Das System updatet die gespeicherte Playlist.</text:p>
      <text:p text:style-name="P10">9b.1a. Die Playlist besitzt noch keinen Namen.</text:p>
      <text:p text:style-name="P10">9b.1a.1. Weiter mit Schritt 10.</text:p>
      <text:p text:style-name="P11">9c. Der User wählt unter Rechtsclick die Option „Delete“.</text:p>
      <text:p text:style-name="P11">9c.1. Der User validiert, dass die Playlist gelöscht werden soll.</text:p>
      <text:p text:style-name="P11">9c.2. Das System löscht die aktive Playlist.</text:p>
      <text:p text:style-name="P11">9c.1a. Der User validiert, dass die Playlist nicht gelöscht werden soll.</text:p>
      <text:p text:style-name="P11">9c.1a.1. weiter mit Schritt 9.</text:p>
      <text:p text:style-name="P11">9d. Der User wählt unter Rechtsclick die Option „Rename“.</text:p>
      <text:p text:style-name="P11">9d.1. Der User gibt einen neuen Namen für die Playlist ein und bestätigt.</text:p>
      <text:p text:style-name="P11">9d.2. Das System validiert, dass eine Playlist mit diesem Namen noch nicht existiert.</text:p>
      <text:p text:style-name="P11">9d.3. Das System ändert den Namen der Playlist.</text:p>
      <text:p text:style-name="P11">9d.2a. Eine Playlist mit dem eingegebenen Namen existiert bereits.</text:p>
      <text:p text:style-name="P11">9d.2a.1. Das System informiert den User.</text:p>
      <text:p text:style-name="P11"><text:soft-page-break/>9d.2a.2. weiter mit Schritt 9.</text:p>
      <text:p text:style-name="P11">9e. Der User wählt unter Rechtsclick die Option „clear“.</text:p>
      <text:p text:style-name="P11">9e.1. Das System entfernt alle Dateien aus der Playlist.</text:p>
      <text:p text:style-name="P11">9e.2. Weiter mit Schritt 9.</text:p>
      <text:p text:style-name="P11">9f. Der User wählt unter Rechtsclick die Option „close“.</text:p>
      <text:p text:style-name="P11">9f.1. Das System schließt <text:span text:style-name="T6">alle Playlist.</text:span></text:p>
      <text:p text:style-name="P12">9f.2. weiter mit Schritt 9.</text:p>
      <text:p text:style-name="P12">...</text:p>
      <text:p text:style-name="P8"/>
      <text:p text:style-name="P7">12a. Eine Playlist unter diesem Namen existiert bereits.</text:p>
      <text:p text:style-name="P7">12a.<text:span text:style-name="T5">1</text:span>. Der User validiert dass die Playlist überschrieben w<text:span text:style-name="T5">erden soll</text:span>.</text:p>
      <text:p text:style-name="P7">12a.<text:span text:style-name="T5">2</text:span>. Das System überschreibt die Playlist.</text:p>
      <text:p text:style-name="P7"/>
      <text:p text:style-name="P7">12a.<text:span text:style-name="T5">1</text:span>a. Der User validiert, dass die Playlist nicht überschrieben werden soll.</text:p>
      <text:p text:style-name="P7">12a.<text:span text:style-name="T5">1</text:span>a.1. Weiter mit Schritt 9.</text:p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2:19:00.926940791</meta:creation-date>
    <dc:date>2018-01-03T14:35:13.747300642</dc:date>
    <meta:editing-duration>PT1H2M5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52" meta:word-count="440" meta:character-count="2784" meta:non-whitespace-character-count="2408"/>
  </office:meta>
</office:document-meta>
</file>